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2.2272in"/>
    </style:style>
    <style:style style:name="co3" style:family="table-column">
      <style:table-column-properties fo:break-before="auto" style:column-width="1.45in"/>
    </style:style>
    <style:style style:name="co4" style:family="table-column">
      <style:table-column-properties fo:break-before="auto" style:column-width="1.377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9055in"/>
    </style:style>
    <style:style style:name="co7" style:family="table-column">
      <style:table-column-properties fo:break-before="auto" style:column-width="2.1783in"/>
    </style:style>
    <style:style style:name="co8" style:family="table-column">
      <style:table-column-properties fo:break-before="auto" style:column-width="2.5425in"/>
    </style:style>
    <style:style style:name="co9" style:family="table-column">
      <style:table-column-properties fo:break-before="auto" style:column-width="0.6972in"/>
    </style:style>
    <style:style style:name="co10" style:family="table-column">
      <style:table-column-properties fo:break-before="auto" style:column-width="2.0201in"/>
    </style:style>
    <style:style style:name="co11" style:family="table-column">
      <style:table-column-properties fo:break-before="auto" style:column-width="0.3819in"/>
    </style:style>
    <style:style style:name="co12" style:family="table-column">
      <style:table-column-properties fo:break-before="auto" style:column-width="1.1583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>
      <style:table-cell-properties style:text-align-source="fix" style:repeat-content="false" style:vertical-align="top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end" fo:margin-left="0in"/>
    </style:style>
    <style:style style:name="ce4" style:family="table-cell" style:parent-style-name="Default" style:data-style-name="N118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18"/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table table:name="CHARACTER ID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0x0</text:p>
          </table:table-cell>
          <table:table-cell office:value-type="string">
            <text:p>COMMAND-LIST_ZACK</text:p>
          </table:table-cell>
          <table:table-cell table:number-columns-repeated="2" office:value-type="string">
            <text:p>0x0 ZACK</text:p>
          </table:table-cell>
          <table:table-cell office:value-type="string">
            <text:p>s_ZAC_8225bef4</text:p>
          </table:table-cell>
          <table:table-cell office:value-type="string">
            <text:p>ZAC</text:p>
          </table:table-cell>
          <table:table-cell office:value-type="string">
            <text:p><text:s text:c="2"/>*param_1 = 1;</text:p>
          </table:table-cell>
        </table:table-row>
        <table:table-row table:style-name="ro1">
          <table:table-cell office:value-type="string">
            <text:p>0x1</text:p>
          </table:table-cell>
          <table:table-cell office:value-type="string">
            <text:p>COMMAND-LIST_TINA</text:p>
          </table:table-cell>
          <table:table-cell table:number-columns-repeated="2" office:value-type="string">
            <text:p>0x1 TINA</text:p>
          </table:table-cell>
          <table:table-cell office:value-type="string">
            <text:p>s_TIN_8225bef0</text:p>
          </table:table-cell>
          <table:table-cell office:value-type="string">
            <text:p>TIN</text:p>
          </table:table-cell>
          <table:table-cell office:value-type="string">
            <text:p><text:s text:c="2"/>param_1[1] = 4;</text:p>
          </table:table-cell>
        </table:table-row>
        <table:table-row table:style-name="ro1">
          <table:table-cell office:value-type="string">
            <text:p>0x2</text:p>
          </table:table-cell>
          <table:table-cell office:value-type="string">
            <text:p>COMMAND-LIST_JANNLEE</text:p>
          </table:table-cell>
          <table:table-cell table:number-columns-repeated="2" office:value-type="string">
            <text:p>0x2 JANN LEE</text:p>
          </table:table-cell>
          <table:table-cell office:value-type="string">
            <text:p>s_JAN_8225beec</text:p>
          </table:table-cell>
          <table:table-cell office:value-type="string">
            <text:p>JAN</text:p>
          </table:table-cell>
          <table:table-cell office:value-type="string">
            <text:p><text:s text:c="2"/>param_1[2] = 5;</text:p>
          </table:table-cell>
        </table:table-row>
        <table:table-row table:style-name="ro1">
          <table:table-cell office:value-type="string">
            <text:p>0x3</text:p>
          </table:table-cell>
          <table:table-cell office:value-type="string">
            <text:p>COMMAND-LIST_EIN</text:p>
          </table:table-cell>
          <table:table-cell table:number-columns-repeated="2" office:value-type="string">
            <text:p>0x3 EIN</text:p>
          </table:table-cell>
          <table:table-cell office:value-type="string">
            <text:p>s_EIN_821ff3ac</text:p>
          </table:table-cell>
          <table:table-cell office:value-type="string">
            <text:p>EIN</text:p>
          </table:table-cell>
          <table:table-cell office:value-type="string">
            <text:p><text:s text:c="2"/>param_1[6] = 0;</text:p>
          </table:table-cell>
        </table:table-row>
        <table:table-row table:style-name="ro1">
          <table:table-cell office:value-type="string">
            <text:p>0x4</text:p>
          </table:table-cell>
          <table:table-cell office:value-type="string">
            <text:p>COMMAND-LIST_HAYABUSA</text:p>
          </table:table-cell>
          <table:table-cell table:number-columns-repeated="2" office:value-type="string">
            <text:p>0x4 HAYABUSA</text:p>
          </table:table-cell>
          <table:table-cell office:value-type="string">
            <text:p>s_RYU_8225bee8</text:p>
          </table:table-cell>
          <table:table-cell office:value-type="string">
            <text:p>RYU</text:p>
          </table:table-cell>
          <table:table-cell office:value-type="string">
            <text:p><text:s text:c="2"/>param_1[7] = 2;</text:p>
          </table:table-cell>
        </table:table-row>
        <table:table-row table:style-name="ro1">
          <table:table-cell office:value-type="string">
            <text:p>0x5</text:p>
          </table:table-cell>
          <table:table-cell office:value-type="string">
            <text:p>COMMAND-LIST_KASUMI</text:p>
          </table:table-cell>
          <table:table-cell table:number-columns-repeated="2" office:value-type="string">
            <text:p>0x5 KASUMI</text:p>
          </table:table-cell>
          <table:table-cell office:value-type="string">
            <text:p>s_KAS_8225bee4</text:p>
          </table:table-cell>
          <table:table-cell office:value-type="string">
            <text:p>KAS</text:p>
          </table:table-cell>
          <table:table-cell office:value-type="string">
            <text:p><text:s text:c="2"/>param_1[8] = 3;</text:p>
          </table:table-cell>
        </table:table-row>
        <table:table-row table:style-name="ro1">
          <table:table-cell office:value-type="string">
            <text:p>0x6</text:p>
          </table:table-cell>
          <table:table-cell office:value-type="string">
            <text:p>COMMAND-LIST_GENFU</text:p>
          </table:table-cell>
          <table:table-cell table:number-columns-repeated="2" office:value-type="string">
            <text:p>0x6 GEN FU</text:p>
          </table:table-cell>
          <table:table-cell office:value-type="string">
            <text:p>s_GEN_8225bee0</text:p>
          </table:table-cell>
          <table:table-cell office:value-type="string">
            <text:p>GEN</text:p>
          </table:table-cell>
          <table:table-cell office:value-type="string">
            <text:p><text:s text:c="2"/>param_1[4] = 1;</text:p>
          </table:table-cell>
        </table:table-row>
        <table:table-row table:style-name="ro1">
          <table:table-cell office:value-type="string">
            <text:p>0x7</text:p>
          </table:table-cell>
          <table:table-cell office:value-type="string">
            <text:p>COMMAND-LIST_HELENA</text:p>
          </table:table-cell>
          <table:table-cell table:number-columns-repeated="2" office:value-type="string">
            <text:p>0x7 HELENA</text:p>
          </table:table-cell>
          <table:table-cell office:value-type="string">
            <text:p>s_HEL_8225bedc</text:p>
          </table:table-cell>
          <table:table-cell office:value-type="string">
            <text:p>HEL</text:p>
          </table:table-cell>
          <table:table-cell office:value-type="string">
            <text:p><text:s text:c="2"/>param_1[9] = 4;</text:p>
          </table:table-cell>
        </table:table-row>
        <table:table-row table:style-name="ro2">
          <table:table-cell office:value-type="string">
            <text:p>0x8</text:p>
          </table:table-cell>
          <table:table-cell office:value-type="string">
            <text:p>COMMAND-LIST_LEON</text:p>
          </table:table-cell>
          <table:table-cell table:number-columns-repeated="2" office:value-type="string">
            <text:p>0x8 LEON</text:p>
          </table:table-cell>
          <table:table-cell office:value-type="string">
            <text:p>s_LEO_8225bed8</text:p>
          </table:table-cell>
          <table:table-cell office:value-type="string">
            <text:p>LEO</text:p>
          </table:table-cell>
          <table:table-cell office:value-type="string">
            <text:p><text:s text:c="2"/>bVar1 = DAT_82fb8e86 != '\0';</text:p>
          </table:table-cell>
        </table:table-row>
        <table:table-row table:style-name="ro1">
          <table:table-cell office:value-type="string">
            <text:p>0x9</text:p>
          </table:table-cell>
          <table:table-cell office:value-type="string">
            <text:p>COMMAND-LIST_BASS</text:p>
          </table:table-cell>
          <table:table-cell table:number-columns-repeated="2" office:value-type="string">
            <text:p>0x9 BASS</text:p>
          </table:table-cell>
          <table:table-cell office:value-type="string">
            <text:p>s_BAS_8225bed4</text:p>
          </table:table-cell>
          <table:table-cell office:value-type="string">
            <text:p>BAS</text:p>
          </table:table-cell>
          <table:table-cell office:value-type="string">
            <text:p><text:s text:c="2"/>param_1[5] = 1;</text:p>
          </table:table-cell>
        </table:table-row>
        <table:table-row table:style-name="ro1">
          <table:table-cell office:value-type="string">
            <text:p>0xa</text:p>
          </table:table-cell>
          <table:table-cell office:value-type="string">
            <text:p>COMMAND-LIST_LEIFANG</text:p>
          </table:table-cell>
          <table:table-cell office:value-type="string">
            <text:p>0xc LEI-FANG</text:p>
          </table:table-cell>
          <table:table-cell office:value-type="string">
            <text:p>0xa KOKORO</text:p>
          </table:table-cell>
          <table:table-cell office:value-type="string">
            <text:p>s_HAK_8225bed0</text:p>
          </table:table-cell>
          <table:table-cell office:value-type="string">
            <text:p>HAK</text:p>
          </table:table-cell>
          <table:table-cell office:value-type="string">
            <text:p><text:s text:c="2"/>param_1[0xe] = 3;</text:p>
          </table:table-cell>
        </table:table-row>
        <table:table-row table:style-name="ro1">
          <table:table-cell office:value-type="string">
            <text:p>0xb</text:p>
          </table:table-cell>
          <table:table-cell office:value-type="string">
            <text:p>COMMAND-LIST_AYANE</text:p>
          </table:table-cell>
          <table:table-cell office:value-type="string">
            <text:p>0xd AYANE</text:p>
          </table:table-cell>
          <table:table-cell office:value-type="string">
            <text:p>0xb HAYATE</text:p>
          </table:table-cell>
          <table:table-cell office:value-type="string">
            <text:p>s_HYT_8225becc</text:p>
          </table:table-cell>
          <table:table-cell office:value-type="string">
            <text:p>HYT</text:p>
          </table:table-cell>
          <table:table-cell office:value-type="string">
            <text:p><text:s text:c="2"/>param_1[0xc] = 1;</text:p>
          </table:table-cell>
        </table:table-row>
        <table:table-row table:style-name="ro1">
          <table:table-cell office:value-type="string">
            <text:p>0xc</text:p>
          </table:table-cell>
          <table:table-cell office:value-type="string">
            <text:p>COMMAND-LIST_TENGU</text:p>
          </table:table-cell>
          <table:table-cell office:value-type="string">
            <text:p>0x11 TENGU</text:p>
          </table:table-cell>
          <table:table-cell office:value-type="string">
            <text:p>0xc LEI-FANG</text:p>
          </table:table-cell>
          <table:table-cell office:value-type="string">
            <text:p>s_LEI_8225bec8</text:p>
          </table:table-cell>
          <table:table-cell office:value-type="string">
            <text:p>LEI</text:p>
          </table:table-cell>
          <table:table-cell office:value-type="string">
            <text:p><text:s text:c="2"/>param_1[0xd] = 2;</text:p>
          </table:table-cell>
        </table:table-row>
        <table:table-row table:style-name="ro1">
          <table:table-cell office:value-type="string">
            <text:p>0xd</text:p>
          </table:table-cell>
          <table:table-cell office:value-type="string">
            <text:p>COMMAND-LIST_BAYMAN</text:p>
          </table:table-cell>
          <table:table-cell office:value-type="string">
            <text:p>0x18 BAYMAN</text:p>
          </table:table-cell>
          <table:table-cell office:value-type="string">
            <text:p>0xd AYANE</text:p>
          </table:table-cell>
          <table:table-cell office:value-type="string">
            <text:p>s_AYA_8225bec4</text:p>
          </table:table-cell>
          <table:table-cell office:value-type="string">
            <text:p>AYA</text:p>
          </table:table-cell>
          <table:table-cell office:value-type="string">
            <text:p><text:s text:c="2"/>param_1[0xf] = 4;</text:p>
          </table:table-cell>
        </table:table-row>
        <table:table-row table:style-name="ro1">
          <table:table-cell office:value-type="string">
            <text:p>0xe</text:p>
          </table:table-cell>
          <table:table-cell office:value-type="string">
            <text:p>COMMAND-LIST_HITOMI</text:p>
          </table:table-cell>
          <table:table-cell office:value-type="string">
            <text:p>0x15 HITOMI</text:p>
          </table:table-cell>
          <table:table-cell office:value-type="string">
            <text:p>0xe ELIOT</text:p>
          </table:table-cell>
          <table:table-cell office:value-type="string">
            <text:p>s_BOY_8225bec0</text:p>
          </table:table-cell>
          <table:table-cell office:value-type="string">
            <text:p>BOY</text:p>
          </table:table-cell>
          <table:table-cell office:value-type="string">
            <text:p><text:s text:c="2"/>param_1[0x10] = 1;</text:p>
          </table:table-cell>
        </table:table-row>
        <table:table-row table:style-name="ro1">
          <table:table-cell office:value-type="string">
            <text:p>0xf</text:p>
          </table:table-cell>
          <table:table-cell office:value-type="string">
            <text:p>COMMAND-LIST_HAYATE</text:p>
          </table:table-cell>
          <table:table-cell office:value-type="string">
            <text:p>0xb HAYATE</text:p>
          </table:table-cell>
          <table:table-cell office:value-type="string">
            <text:p>0xf LA MARIPOSA</text:p>
          </table:table-cell>
          <table:table-cell office:value-type="string">
            <text:p>s_LIS_8225bebc</text:p>
          </table:table-cell>
          <table:table-cell office:value-type="string">
            <text:p>LIS</text:p>
          </table:table-cell>
          <table:table-cell office:value-type="string">
            <text:p><text:s text:c="2"/>param_1[0x11] = 2;</text:p>
          </table:table-cell>
        </table:table-row>
        <table:table-row table:style-name="ro1">
          <table:table-cell office:value-type="string">
            <text:p>0x10</text:p>
          </table:table-cell>
          <table:table-cell office:value-type="string">
            <text:p>COMMAND-LIST_BRADWONG</text:p>
          </table:table-cell>
          <table:table-cell office:value-type="string">
            <text:p>0x13 BRAD WONG</text:p>
          </table:table-cell>
          <table:table-cell office:value-type="string">
            <text:p>0x10 ALPHA152</text:p>
          </table:table-cell>
          <table:table-cell office:value-type="string">
            <text:p>s_ALP_8225beb8</text:p>
          </table:table-cell>
          <table:table-cell office:value-type="string">
            <text:p>ALP</text:p>
          </table:table-cell>
          <table:table-cell office:value-type="string">
            <text:p><text:s text:c="2"/>param_1[0x12] = 1;</text:p>
          </table:table-cell>
        </table:table-row>
        <table:table-row table:style-name="ro1">
          <table:table-cell office:value-type="string">
            <text:p>0x11</text:p>
          </table:table-cell>
          <table:table-cell office:value-type="string">
            <text:p>COMMAND-LIST_CHRISTIE</text:p>
          </table:table-cell>
          <table:table-cell office:value-type="string">
            <text:p>0x14 CHRISTIE</text:p>
          </table:table-cell>
          <table:table-cell office:value-type="string">
            <text:p>0x11 TENGU</text:p>
          </table:table-cell>
          <table:table-cell office:value-type="string">
            <text:p>s_TNG_8225beb4</text:p>
          </table:table-cell>
          <table:table-cell office:value-type="string">
            <text:p>TNG</text:p>
          </table:table-cell>
          <table:table-cell office:value-type="string">
            <text:p><text:s text:c="2"/>param_1[0x14] = 1;</text:p>
          </table:table-cell>
        </table:table-row>
        <table:table-row table:style-name="ro1">
          <table:table-cell office:value-type="string">
            <text:p>0x12</text:p>
          </table:table-cell>
          <table:table-cell office:value-type="string">
            <text:p>COMMAND-LIST_KOKORO</text:p>
          </table:table-cell>
          <table:table-cell office:value-type="string">
            <text:p>0xa KOKORO</text:p>
          </table:table-cell>
          <table:table-cell office:value-type="string">
            <text:p>0x12 SPARTAN-458</text:p>
          </table:table-cell>
          <table:table-cell office:value-type="string">
            <text:p>s_SPA_8225beb0</text:p>
          </table:table-cell>
          <table:table-cell office:value-type="string">
            <text:p>SPA</text:p>
          </table:table-cell>
          <table:table-cell office:value-type="string">
            <text:p><text:s text:c="2"/>param_1[0x15] = 1;</text:p>
          </table:table-cell>
        </table:table-row>
        <table:table-row table:style-name="ro1">
          <table:table-cell office:value-type="string">
            <text:p>0x13</text:p>
          </table:table-cell>
          <table:table-cell office:value-type="string">
            <text:p>COMMAND-LIST_ELIOT</text:p>
          </table:table-cell>
          <table:table-cell office:value-type="string">
            <text:p>0xe ELIOT</text:p>
          </table:table-cell>
          <table:table-cell office:value-type="string">
            <text:p>0x13 BRAD WONG</text:p>
          </table:table-cell>
          <table:table-cell office:value-type="string">
            <text:p>s_BRA_8225beac</text:p>
          </table:table-cell>
          <table:table-cell office:value-type="string">
            <text:p>BRA</text:p>
          </table:table-cell>
          <table:table-cell office:value-type="string">
            <text:p><text:s text:c="2"/>param_1[0x16] = 1;</text:p>
          </table:table-cell>
        </table:table-row>
        <table:table-row table:style-name="ro1">
          <table:table-cell office:value-type="string">
            <text:p>0x14</text:p>
          </table:table-cell>
          <table:table-cell office:value-type="string">
            <text:p>COMMAND-LIST_LAMARIPOSA</text:p>
          </table:table-cell>
          <table:table-cell office:value-type="string">
            <text:p>0xf LA MARIPOSA</text:p>
          </table:table-cell>
          <table:table-cell office:value-type="string">
            <text:p>0x14 CHRISTIE</text:p>
          </table:table-cell>
          <table:table-cell office:value-type="string">
            <text:p>s_CRI_8225bea8</text:p>
          </table:table-cell>
          <table:table-cell office:value-type="string">
            <text:p>CRI</text:p>
          </table:table-cell>
          <table:table-cell office:value-type="string">
            <text:p><text:s text:c="2"/>param_1[0x17] = 2;</text:p>
          </table:table-cell>
        </table:table-row>
        <table:table-row table:style-name="ro1">
          <table:table-cell office:value-type="string">
            <text:p>0x15</text:p>
          </table:table-cell>
          <table:table-cell office:value-type="string">
            <text:p>COMMAND-LIST_ALPHA152</text:p>
          </table:table-cell>
          <table:table-cell office:value-type="string">
            <text:p>0x10 ALPHA152</text:p>
          </table:table-cell>
          <table:table-cell office:value-type="string">
            <text:p>0x15 HITOMI</text:p>
          </table:table-cell>
          <table:table-cell office:value-type="string">
            <text:p>s_KOR_8225bea4</text:p>
          </table:table-cell>
          <table:table-cell office:value-type="string">
            <text:p>KOR</text:p>
          </table:table-cell>
          <table:table-cell office:value-type="string">
            <text:p><text:s text:c="2"/>param_1[0x18] = 1;</text:p>
          </table:table-cell>
        </table:table-row>
        <table:table-row table:style-name="ro1">
          <table:table-cell office:value-type="string">
            <text:p>0x16</text:p>
          </table:table-cell>
          <table:table-cell office:value-type="string">
            <text:p>COMMAND-LIST_SPARTAN458</text:p>
          </table:table-cell>
          <table:table-cell office:value-type="string">
            <text:p>0x12 SPARTAN-458</text:p>
          </table:table-cell>
          <table:table-cell office:value-type="string">
            <text:p>0x16 ?? RTM ??</text:p>
          </table:table-cell>
          <table:table-cell office:value-type="string">
            <text:p>s_RTM_821ff304</text:p>
          </table:table-cell>
          <table:table-cell office:value-type="string">
            <text:p>RTM</text:p>
          </table:table-cell>
          <table:table-cell office:value-type="string">
            <text:p><text:s text:c="2"/>param_1[0x19] = 4;</text:p>
          </table:table-cell>
        </table:table-row>
        <table:table-row table:style-name="ro3">
          <table:table-cell table:number-columns-repeated="3"/>
          <table:table-cell office:value-type="string">
            <text:p>0x17 ?? 23 ??</text:p>
          </table:table-cell>
          <table:table-cell office:value-type="string">
            <text:p>s_---_8225bea0</text:p>
          </table:table-cell>
          <table:table-cell office:value-type="string">
            <text:p>---</text:p>
          </table:table-cell>
          <table:table-cell office:value-type="string">
            <text:p><text:s text:c="2"/>param_1[0x1c] = 0;</text:p>
          </table:table-cell>
        </table:table-row>
        <table:table-row table:style-name="ro3">
          <table:table-cell table:number-columns-repeated="3"/>
          <table:table-cell office:value-type="string">
            <text:p>0x18 BAYMAN</text:p>
          </table:table-cell>
          <table:table-cell office:value-type="string">
            <text:p>s_BAY_8225be9c</text:p>
          </table:table-cell>
          <table:table-cell office:value-type="string">
            <text:p>BAY</text:p>
          </table:table-cell>
          <table:table-cell office:value-type="string">
            <text:p><text:s text:c="2"/>param_1[0x1d] = 1;</text:p>
          </table:table-cell>
        </table:table-row>
        <table:table-row table:style-name="ro3">
          <table:table-cell table:number-columns-repeated="6"/>
          <table:table-cell office:value-type="string">
            <text:p><text:s text:c="2"/>param_1[0x1e] = 0;</text:p>
          </table:table-cell>
        </table:table-row>
        <table:table-row table:style-name="ro3">
          <table:table-cell table:number-columns-repeated="6"/>
          <table:table-cell office:value-type="string">
            <text:p><text:s text:c="2"/>param_1[0x1f] = 0x11;</text:p>
          </table:table-cell>
        </table:table-row>
        <table:table-row table:style-name="ro3">
          <table:table-cell table:number-columns-repeated="6"/>
          <table:table-cell office:value-type="string">
            <text:p><text:s text:c="2"/>param_1[0x20] = 0x50;</text:p>
          </table:table-cell>
        </table:table-row>
        <table:table-row table:style-name="ro3">
          <table:table-cell table:number-columns-repeated="6"/>
          <table:table-cell office:value-type="string">
            <text:p><text:s text:c="2"/>param_1[0x21] = 0x50;</text:p>
          </table:table-cell>
        </table:table-row>
        <table:table-row table:style-name="ro3">
          <table:table-cell table:number-columns-repeated="6"/>
          <table:table-cell office:value-type="string">
            <text:p><text:s text:c="2"/>param_1[0x22] = 0x50;</text:p>
          </table:table-cell>
        </table:table-row>
        <table:table-row table:style-name="ro3">
          <table:table-cell table:number-columns-repeated="6"/>
          <table:table-cell office:value-type="string">
            <text:p><text:s text:c="2"/>param_1[0x24] = 0;</text:p>
          </table:table-cell>
        </table:table-row>
        <table:table-row table:style-name="ro3">
          <table:table-cell table:number-columns-repeated="6"/>
          <table:table-cell office:value-type="string">
            <text:p><text:s text:c="2"/>param_1[0x25] = bVar1;</text:p>
          </table:table-cell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0x16 ?? RTM ??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0x17 ?? 23 ??</text:p>
          </table:table-cell>
          <table:table-cell table:number-columns-repeated="4"/>
        </table:table-row>
      </table:table>
      <table:table table:name="COMMON ACTCODE" table:style-name="ta1" table:print="false">
        <table:table-column table:style-name="co5" table:default-cell-style-name="ce1"/>
        <table:table-column table:style-name="co7" table:default-cell-style-name="ce1"/>
        <table:table-column table:style-name="co7" table:default-cell-style-name="ce2"/>
        <table:table-column table:style-name="co5" table:default-cell-style-name="ce3"/>
        <table:table-column table:style-name="co5" table:number-columns-repeated="1020" table:default-cell-style-name="ce2"/>
        <table:table-row table:style-name="ro2">
          <table:table-cell office:value-type="string">
            <text:p>ACTCODE</text:p>
          </table:table-cell>
          <table:table-cell office:value-type="string">
            <text:p>INTERNAL_NAME</text:p>
          </table:table-cell>
          <table:table-cell office:value-type="string">
            <text:p>DESCRIPTION</text:p>
          </table:table-cell>
          <table:table-cell office:value-type="string">
            <text:p>INPUT</text:p>
          </table:table-cell>
          <table:table-cell table:number-columns-repeated="1020"/>
        </table:table-row>
        <table:table-row table:style-name="ro2">
          <table:table-cell office:value-type="float" office:value="0">
            <text:p>0000</text:p>
          </table:table-cell>
          <table:table-cell/>
          <table:table-cell office:value-type="string">
            <text:p>NEUTRAL</text:p>
          </table:table-cell>
          <table:table-cell table:number-columns-repeated="1021"/>
        </table:table-row>
        <table:table-row table:style-name="ro2">
          <table:table-cell office:value-type="float" office:value="1">
            <text:p>0001</text:p>
          </table:table-cell>
          <table:table-cell office:value-type="string">
            <text:p>CMD_FRONT</text:p>
          </table:table-cell>
          <table:table-cell office:value-type="string">
            <text:p>HOLD FORWARD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2">
          <table:table-cell office:value-type="float" office:value="2">
            <text:p>0002</text:p>
          </table:table-cell>
          <table:table-cell office:value-type="string">
            <text:p>CMD_BACK</text:p>
          </table:table-cell>
          <table:table-cell office:value-type="string">
            <text:p>HOLD BACK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2">
          <table:table-cell office:value-type="float" office:value="3">
            <text:p>0003</text:p>
          </table:table-cell>
          <table:table-cell office:value-type="string">
            <text:p>CMD_DASH_FRONT</text:p>
          </table:table-cell>
          <table:table-cell office:value-type="string">
            <text:p>DASH FORWARD</text:p>
          </table:table-cell>
          <table:table-cell office:value-type="float" office:value="66">
            <text:p>66</text:p>
          </table:table-cell>
          <table:table-cell table:number-columns-repeated="1020"/>
        </table:table-row>
        <table:table-row table:style-name="ro2">
          <table:table-cell office:value-type="float" office:value="4">
            <text:p>0004</text:p>
          </table:table-cell>
          <table:table-cell office:value-type="string">
            <text:p>CMD_DASH_BACK</text:p>
          </table:table-cell>
          <table:table-cell office:value-type="string">
            <text:p>DASH BACKWARD</text:p>
          </table:table-cell>
          <table:table-cell office:value-type="float" office:value="44">
            <text:p>44</text:p>
          </table:table-cell>
          <table:table-cell table:number-columns-repeated="1020"/>
        </table:table-row>
        <table:table-row table:style-name="ro2">
          <table:table-cell office:value-type="float" office:value="5">
            <text:p>0005</text:p>
          </table:table-cell>
          <table:table-cell office:value-type="string">
            <text:p>CMD_RUN</text:p>
          </table:table-cell>
          <table:table-cell office:value-type="string">
            <text:p>RUN FOWARD</text:p>
          </table:table-cell>
          <table:table-cell office:value-type="string">
            <text:p>6_6</text:p>
          </table:table-cell>
          <table:table-cell table:number-columns-repeated="1020"/>
        </table:table-row>
        <table:table-row table:style-name="ro2">
          <table:table-cell office:value-type="float" office:value="6">
            <text:p>0006</text:p>
          </table:table-cell>
          <table:table-cell/>
          <table:table-cell office:value-type="string">
            <text:p>RUN STOP</text:p>
          </table:table-cell>
          <table:table-cell table:number-columns-repeated="1021"/>
        </table:table-row>
        <table:table-row table:style-name="ro2">
          <table:table-cell office:value-type="float" office:value="7">
            <text:p>0007</text:p>
          </table:table-cell>
          <table:table-cell/>
          <table:table-cell office:value-type="string">
            <text:p>ENTER CROUCH??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office:value-type="float" office:value="8">
            <text:p>0008</text:p>
          </table:table-cell>
          <table:table-cell/>
          <table:table-cell office:value-type="string">
            <text:p>ENTER CROUCH FORWARD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2">
          <table:table-cell office:value-type="float" office:value="9">
            <text:p>0009</text:p>
          </table:table-cell>
          <table:table-cell/>
          <table:table-cell office:value-type="string">
            <text:p>ENTER CROUCH BACKWARD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000A</text:p>
          </table:table-cell>
          <table:table-cell office:value-type="string">
            <text:p>CMD_SIT</text:p>
          </table:table-cell>
          <table:table-cell office:value-type="string">
            <text:p>CROUCH NEUTRAL</text:p>
          </table:table-cell>
          <table:table-cell office:value-type="string">
            <text:p>_2</text:p>
          </table:table-cell>
          <table:table-cell table:number-columns-repeated="1020"/>
        </table:table-row>
        <table:table-row table:style-name="ro2">
          <table:table-cell office:value-type="string">
            <text:p>000B</text:p>
          </table:table-cell>
          <table:table-cell office:value-type="string">
            <text:p>CMD_SIT_FRONT</text:p>
          </table:table-cell>
          <table:table-cell office:value-type="string">
            <text:p>CROUCH FOWARD</text:p>
          </table:table-cell>
          <table:table-cell office:value-type="string">
            <text:p>_3</text:p>
          </table:table-cell>
          <table:table-cell table:number-columns-repeated="1020"/>
        </table:table-row>
        <table:table-row table:style-name="ro2">
          <table:table-cell office:value-type="string">
            <text:p>000C</text:p>
          </table:table-cell>
          <table:table-cell office:value-type="string">
            <text:p>CMD_SIT_BACK</text:p>
          </table:table-cell>
          <table:table-cell office:value-type="string">
            <text:p>CROUCH BACKWARD</text:p>
          </table:table-cell>
          <table:table-cell office:value-type="string">
            <text:p>_4</text:p>
          </table:table-cell>
          <table:table-cell table:number-columns-repeated="1020"/>
        </table:table-row>
        <table:table-row table:style-name="ro2">
          <table:table-cell office:value-type="string">
            <text:p>000D</text:p>
          </table:table-cell>
          <table:table-cell/>
          <table:table-cell office:value-type="string">
            <text:p>CROUCH RISE</text:p>
          </table:table-cell>
          <table:table-cell table:number-columns-repeated="1021"/>
        </table:table-row>
        <table:table-row table:style-name="ro2">
          <table:table-cell office:value-type="string">
            <text:p>000E</text:p>
          </table:table-cell>
          <table:table-cell/>
          <table:table-cell office:value-type="string">
            <text:p>CROUCH FOWARD RISE</text:p>
          </table:table-cell>
          <table:table-cell table:number-columns-repeated="1021"/>
        </table:table-row>
        <table:table-row table:style-name="ro2">
          <table:table-cell office:value-type="string">
            <text:p>000F</text:p>
          </table:table-cell>
          <table:table-cell/>
          <table:table-cell office:value-type="string">
            <text:p>CROUCH BACKWARD RISE</text:p>
          </table:table-cell>
          <table:table-cell table:number-columns-repeated="1021"/>
        </table:table-row>
        <table:table-row table:style-name="ro4">
          <table:table-cell office:value-type="float" office:value="10">
            <text:p>0010</text:p>
          </table:table-cell>
          <table:table-cell office:value-type="string">
            <text:p>CMD_LO_DASH_F1</text:p>
            <text:p>CMD_LO_DASH_F2</text:p>
          </table:table-cell>
          <table:table-cell office:value-type="string">
            <text:p>CROUCH DASH FOWARD</text:p>
          </table:table-cell>
          <table:table-cell office:value-type="float" office:value="33">
            <text:p>33</text:p>
          </table:table-cell>
          <table:table-cell table:number-columns-repeated="1020"/>
        </table:table-row>
        <table:table-row table:style-name="ro4">
          <table:table-cell office:value-type="float" office:value="11">
            <text:p>0011</text:p>
          </table:table-cell>
          <table:table-cell office:value-type="string">
            <text:p>CMD_LO_DASH_B1</text:p>
            <text:p>CMD_LO_DASH_B2</text:p>
          </table:table-cell>
          <table:table-cell office:value-type="string">
            <text:p>CROUCH DASH BACKWARD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2">
          <table:table-cell office:value-type="float" office:value="12">
            <text:p>0012</text:p>
          </table:table-cell>
          <table:table-cell office:value-type="string">
            <text:p>CMD_TURN</text:p>
          </table:table-cell>
          <table:table-cell table:number-columns-repeated="1022"/>
        </table:table-row>
        <table:table-row table:style-name="ro2">
          <table:table-cell office:value-type="float" office:value="13">
            <text:p>0013</text:p>
          </table:table-cell>
          <table:table-cell office:value-type="string">
            <text:p>CMD_SIT_TURN</text:p>
          </table:table-cell>
          <table:table-cell table:number-columns-repeated="1022"/>
        </table:table-row>
        <table:table-row table:style-name="ro2">
          <table:table-cell office:value-type="float" office:value="14">
            <text:p>0014</text:p>
          </table:table-cell>
          <table:table-cell office:value-type="string">
            <text:p>CMD_LO_JUMP_F</text:p>
          </table:table-cell>
          <table:table-cell table:number-columns-repeated="1022"/>
        </table:table-row>
        <table:table-row table:style-name="ro2">
          <table:table-cell office:value-type="float" office:value="15">
            <text:p>0015</text:p>
          </table:table-cell>
          <table:table-cell table:number-columns-repeated="1023"/>
        </table:table-row>
        <table:table-row table:style-name="ro2">
          <table:table-cell office:value-type="float" office:value="16">
            <text:p>0016</text:p>
          </table:table-cell>
          <table:table-cell table:number-columns-repeated="1023"/>
        </table:table-row>
        <table:table-row table:style-name="ro2">
          <table:table-cell office:value-type="float" office:value="17">
            <text:p>0017</text:p>
          </table:table-cell>
          <table:table-cell table:number-columns-repeated="1023"/>
        </table:table-row>
        <table:table-row table:style-name="ro2">
          <table:table-cell office:value-type="float" office:value="18">
            <text:p>0018</text:p>
          </table:table-cell>
          <table:table-cell table:number-columns-repeated="1023"/>
        </table:table-row>
        <table:table-row table:style-name="ro2">
          <table:table-cell office:value-type="float" office:value="19">
            <text:p>0019</text:p>
          </table:table-cell>
          <table:table-cell table:number-columns-repeated="1023"/>
        </table:table-row>
        <table:table-row table:style-name="ro2">
          <table:table-cell office:value-type="float" office:value="20">
            <text:p>0020</text:p>
          </table:table-cell>
          <table:table-cell table:number-columns-repeated="1023"/>
        </table:table-row>
        <table:table-row table:style-name="ro2">
          <table:table-cell office:value-type="float" office:value="21">
            <text:p>0021</text:p>
          </table:table-cell>
          <table:table-cell table:number-columns-repeated="1023"/>
        </table:table-row>
        <table:table-row table:style-name="ro2">
          <table:table-cell office:value-type="float" office:value="22">
            <text:p>0022</text:p>
          </table:table-cell>
          <table:table-cell table:number-columns-repeated="1023"/>
        </table:table-row>
        <table:table-row table:style-name="ro2">
          <table:table-cell office:value-type="float" office:value="23">
            <text:p>0023</text:p>
          </table:table-cell>
          <table:table-cell table:number-columns-repeated="1023"/>
        </table:table-row>
        <table:table-row table:style-name="ro2">
          <table:table-cell office:value-type="float" office:value="24">
            <text:p>0024</text:p>
          </table:table-cell>
          <table:table-cell table:number-columns-repeated="1023"/>
        </table:table-row>
        <table:table-row table:style-name="ro2">
          <table:table-cell office:value-type="float" office:value="25">
            <text:p>0025</text:p>
          </table:table-cell>
          <table:table-cell table:number-columns-repeated="1023"/>
        </table:table-row>
        <table:table-row table:style-name="ro2">
          <table:table-cell office:value-type="float" office:value="26">
            <text:p>0026</text:p>
          </table:table-cell>
          <table:table-cell table:number-columns-repeated="1023"/>
        </table:table-row>
        <table:table-row table:style-name="ro2">
          <table:table-cell office:value-type="float" office:value="27">
            <text:p>0027</text:p>
          </table:table-cell>
          <table:table-cell table:number-columns-repeated="1023"/>
        </table:table-row>
        <table:table-row table:style-name="ro2">
          <table:table-cell office:value-type="float" office:value="28">
            <text:p>0028</text:p>
          </table:table-cell>
          <table:table-cell table:number-columns-repeated="1023"/>
        </table:table-row>
        <table:table-row table:style-name="ro2">
          <table:table-cell office:value-type="float" office:value="29">
            <text:p>0029</text:p>
          </table:table-cell>
          <table:table-cell table:number-columns-repeated="1023"/>
        </table:table-row>
        <table:table-row table:style-name="ro2">
          <table:table-cell office:value-type="string">
            <text:p>002A</text:p>
          </table:table-cell>
          <table:table-cell table:number-columns-repeated="1023"/>
        </table:table-row>
        <table:table-row table:style-name="ro2">
          <table:table-cell office:value-type="string">
            <text:p>002B</text:p>
          </table:table-cell>
          <table:table-cell table:number-columns-repeated="1023"/>
        </table:table-row>
        <table:table-row table:style-name="ro2">
          <table:table-cell office:value-type="string">
            <text:p>002C</text:p>
          </table:table-cell>
          <table:table-cell table:number-columns-repeated="1023"/>
        </table:table-row>
        <table:table-row table:style-name="ro2">
          <table:table-cell office:value-type="string">
            <text:p>002D</text:p>
          </table:table-cell>
          <table:table-cell table:number-columns-repeated="1023"/>
        </table:table-row>
        <table:table-row table:style-name="ro2">
          <table:table-cell office:value-type="string">
            <text:p>002E</text:p>
          </table:table-cell>
          <table:table-cell table:number-columns-repeated="1023"/>
        </table:table-row>
        <table:table-row table:style-name="ro2">
          <table:table-cell office:value-type="string">
            <text:p>002F</text:p>
          </table:table-cell>
          <table:table-cell table:number-columns-repeated="1023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1" table:print="false"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5" table:default-cell-style-name="ce4"/>
        <table:table-row table:style-name="ro2">
          <table:table-cell/>
          <table:table-cell office:value-type="string">
            <text:p>costumes_unlocked_default_values</text:p>
          </table:table-cell>
          <table:table-cell office:value-type="string">
            <text:p>XREF[1]:</text:p>
          </table:table-cell>
          <table:table-cell office:value-type="string">
            <text:p>FUN_822f6310:822f6664(R)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82e2d440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0</text:p>
          </table:table-cell>
          <table:table-cell office:value-type="string">
            <text:p>ZACK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BYTE_82e2d441</text:p>
          </table:table-cell>
          <table:table-cell office:value-type="string">
            <text:p>XREF[1]:</text:p>
          </table:table-cell>
          <table:table-cell office:value-type="string">
            <text:p>FUN_822f6310:822f6664(R)</text:p>
          </table:table-cell>
          <table:table-cell table:number-columns-repeated="4"/>
          <table:table-cell table:style-name="ce5"/>
        </table:table-row>
        <table:table-row table:style-name="ro2">
          <table:table-cell/>
          <table:table-cell office:value-type="string">
            <text:p>82e2d441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</text:p>
          </table:table-cell>
          <table:table-cell office:value-type="string">
            <text:p>TINA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82e2d442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2</text:p>
          </table:table-cell>
          <table:table-cell office:value-type="string">
            <text:p>JANN</text:p>
          </table:table-cell>
          <table:table-cell office:value-type="string">
            <text:p>LEE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43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3</text:p>
          </table:table-cell>
          <table:table-cell office:value-type="string">
            <text:p>EIN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44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4</text:p>
          </table:table-cell>
          <table:table-cell office:value-type="string">
            <text:p>HAYABUSA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45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5</text:p>
          </table:table-cell>
          <table:table-cell office:value-type="string">
            <text:p>KASUMI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string">
            <text:p>82e2d446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6</text:p>
          </table:table-cell>
          <table:table-cell office:value-type="string">
            <text:p>GEN</text:p>
          </table:table-cell>
          <table:table-cell office:value-type="string">
            <text:p>FU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47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7</text:p>
          </table:table-cell>
          <table:table-cell office:value-type="string">
            <text:p>HELENA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82e2d448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8</text:p>
          </table:table-cell>
          <table:table-cell office:value-type="string">
            <text:p>LEON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49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9</text:p>
          </table:table-cell>
          <table:table-cell office:value-type="string">
            <text:p>BASS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4a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c</text:p>
          </table:table-cell>
          <table:table-cell office:value-type="string">
            <text:p>LEI-FANG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string">
            <text:p>82e2d44b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d</text:p>
          </table:table-cell>
          <table:table-cell office:value-type="string">
            <text:p>AYANE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string">
            <text:p>82e2d44c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11</text:p>
          </table:table-cell>
          <table:table-cell office:value-type="string">
            <text:p>TENGU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82e2d44d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8</text:p>
          </table:table-cell>
          <table:table-cell office:value-type="string">
            <text:p>BAYMAN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82e2d44e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5</text:p>
          </table:table-cell>
          <table:table-cell office:value-type="string">
            <text:p>HITOMI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/>
          <table:table-cell office:value-type="string">
            <text:p>82e2d44f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b</text:p>
          </table:table-cell>
          <table:table-cell office:value-type="string">
            <text:p>HAYATE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50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3</text:p>
          </table:table-cell>
          <table:table-cell office:value-type="string">
            <text:p>BRAD</text:p>
          </table:table-cell>
          <table:table-cell office:value-type="string">
            <text:p>WONG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82e2d451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4</text:p>
          </table:table-cell>
          <table:table-cell office:value-type="string">
            <text:p>CHRISTIE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52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a</text:p>
          </table:table-cell>
          <table:table-cell office:value-type="string">
            <text:p>KOKORO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string">
            <text:p>82e2d453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e</text:p>
          </table:table-cell>
          <table:table-cell office:value-type="string">
            <text:p>ELIOT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54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f</text:p>
          </table:table-cell>
          <table:table-cell office:value-type="string">
            <text:p>LA</text:p>
          </table:table-cell>
          <table:table-cell office:value-type="string">
            <text:p>MARIPOSA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82e2d455</text:p>
          </table:table-cell>
          <table:table-cell office:value-type="float" office:value="22">
            <text:p>22</text:p>
          </table:table-cell>
          <table:table-cell office:value-type="string">
            <text:p>db</text:p>
          </table:table-cell>
          <table:table-cell office:value-type="string">
            <text:p>22h</text:p>
          </table:table-cell>
          <table:table-cell office:value-type="string">
            <text:p>0x10</text:p>
          </table:table-cell>
          <table:table-cell office:value-type="string">
            <text:p>ALPHA152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82e2d456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12</text:p>
          </table:table-cell>
          <table:table-cell office:value-type="string">
            <text:p>SPARTAN-458</text:p>
          </table:table-cell>
          <table:table-cell/>
          <table:table-cell office:value-type="float" office:value="7">
            <text:p>7</text:p>
          </table:table-cell>
        </table:table-row>
        <table:table-row table:style-name="ro2" table:number-rows-repeated="104855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3" table:style-name="ta1" table:print="false">
        <table:table-column table:style-name="co5" table:default-cell-style-name="ce6"/>
        <table:table-column table:style-name="co5" table:default-cell-style-name="Default"/>
        <table:table-column table:style-name="co12" table:default-cell-style-name="Default"/>
        <table:table-row table:style-name="ro2"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string">
            <text:p>LEIFANG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office:value-type="string">
            <text:p>AYATE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office:value-type="string">
            <text:p>AYABUSA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office:value-type="string">
            <text:p>BASS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office:value-type="string">
            <text:p>ZACK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6" office:value-type="float" office:value="5">
            <text:p>5</text:p>
          </table:table-cell>
          <table:table-cell office:value-type="string">
            <text:p>LA MARIPOSA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6" office:value-type="float" office:value="6">
            <text:p>6</text:p>
          </table:table-cell>
          <table:table-cell office:value-type="string">
            <text:p>CRISTIE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6" office:value-type="float" office:value="7">
            <text:p>7</text:p>
          </table:table-cell>
          <table:table-cell office:value-type="string">
            <text:p>KASUMI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office:value-type="string">
            <text:p>JANNLEE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6" office:value-type="float" office:value="9">
            <text:p>9</text:p>
          </table:table-cell>
          <table:table-cell office:value-type="string">
            <text:p>TINA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style-name="ce6" office:value-type="string">
            <text:p>A</text:p>
          </table:table-cell>
          <table:table-cell office:value-type="string">
            <text:p>AYANE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style-name="ce6" office:value-type="string">
            <text:p>B</text:p>
          </table:table-cell>
          <table:table-cell office:value-type="string">
            <text:p>BAYMAN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style-name="ce6" office:value-type="string">
            <text:p>C</text:p>
          </table:table-cell>
          <table:table-cell office:value-type="string">
            <text:p>BRADWONG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style-name="ce6" office:value-type="string">
            <text:p>D</text:p>
          </table:table-cell>
          <table:table-cell office:value-type="string">
            <text:p>ELIO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style-name="ce6" office:value-type="string">
            <text:p>E</text:p>
          </table:table-cell>
          <table:table-cell office:value-type="string">
            <text:p>ITOMI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style-name="ce6" office:value-type="string">
            <text:p>F</text:p>
          </table:table-cell>
          <table:table-cell office:value-type="string">
            <text:p>KOKORO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style-name="ce6" office:value-type="float" office:value="10">
            <text:p>10</text:p>
          </table:table-cell>
          <table:table-cell office:value-type="string">
            <text:p>ELENA**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EIN*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GENFU*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LEON*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TENGU*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ALPA-152*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SPARTAN-458*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7" office:value-type="string">
            <text:p>0x82c4a070</text:p>
          </table:table-cell>
          <table:table-cell table:number-columns-repeated="2"/>
        </table:table-row>
        <table:table-row table:style-name="ro2" table:number-rows-repeated="1048550">
          <table:table-cell table:number-columns-repeated="3"/>
        </table:table-row>
        <table:table-row table:style-name="ro2">
          <table:table-cell table:number-columns-repeated="3"/>
        </table:table-row>
      </table:table>
      <table:database-ranges>
        <table:database-range table:target-range-address="Sheet3.A1:Sheet3.C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0" number:min-integer-digits="5">
        <number:embedded-text number:position="4">x</number:embedded-text>
      </number:number>
    </number:number-style>
    <number:number-style style:name="N117">
      <number:number number:decimal-places="0" number:min-integer-digits="4"/>
    </number:number-style>
    <number:number-style style:name="N118">
      <number:number number:decimal-places="0" number:min-integer-digits="0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27">02/27/2024</text:date>, <text:time>16:2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5T17:31:33.06</meta:creation-date>
    <dc:date>2024-02-27T16:25:24.14</dc:date>
    <meta:editing-duration>P1DT15H36M23S</meta:editing-duration>
    <meta:editing-cycles>6</meta:editing-cycles>
    <meta:generator>OpenOffice/4.1.6$Win32 OpenOffice.org_project/416m1$Build-9790</meta:generator>
    <meta:document-statistic meta:table-count="4" meta:cell-count="509" meta:object-count="0"/>
  </office:meta>
</office:document-meta>
</file>